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81000001634E1E2DDD507ED93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normal" officeooo:rsid="000a1cc1" officeooo:paragraph-rsid="000a1cc1" style:font-size-asian="18pt" style:font-weight-asian="normal" style:font-size-complex="18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UTPUT</text:p>
      <text:p text:style-name="P1"><draw:frame draw:style-name="fr1" draw:name="Image1" text:anchor-type="char" svg:width="20.001cm" svg:height="5.039cm" draw:z-index="0"><draw:image xlink:href="Pictures/1000020100000581000001634E1E2DDD507ED93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5T21:18:11.260929632</meta:creation-date>
    <dc:date>2022-04-05T21:19:38.110099439</dc:date>
    <meta:editing-duration>PT1M27S</meta:editing-duration>
    <meta:editing-cycles>1</meta:editing-cycles>
    <meta:document-statistic meta:table-count="0" meta:image-count="1" meta:object-count="0" meta:page-count="1" meta:paragraph-count="1" meta:word-count="1" meta:character-count="6" meta:non-whitespace-character-count="6"/>
    <meta:generator>LibreOffice/6.4.7.2$Linux_X86_64 LibreOffice_project/40$Build-2</meta:generator>
  </office:meta>
</office:document-meta>
</file>